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4463" officeooo:paragraph-rsid="001744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463" officeooo:paragraph-rsid="00174463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4463" officeooo:paragraph-rsid="0017446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8154" officeooo:paragraph-rsid="0018815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a542d" officeooo:paragraph-rsid="001a542d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b0a8" officeooo:paragraph-rsid="001cb0a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792" officeooo:paragraph-rsid="001e4792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e4960" officeooo:paragraph-rsid="001e4960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3699" officeooo:paragraph-rsid="00203699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223b05" officeooo:paragraph-rsid="00223b05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227553" officeooo:paragraph-rsid="002275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7553" officeooo:paragraph-rsid="00227553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46563" officeooo:paragraph-rsid="00246563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5b287" officeooo:paragraph-rsid="0025b287" style:font-weight-asian="normal" style:font-weight-complex="normal"/>
    </style:style>
    <style:style style:name="T1" style:family="text">
      <style:text-properties officeooo:rsid="0024656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Notes from Jason Dion's Security+ Cour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Notes from Jason Dion's Security+ Course</text:p>
          </text:index-title>
          <text:p text:style-name="P4"><text:a xlink:type="simple" xlink:href="#__RefHeading___Toc41_2323599913" text:style-name="Index_20_Link" text:visited-style-name="Index_20_Link">Section 2: Fundamentals of Security<text:tab/>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h text:style-name="Heading_20_1" text:outline-level="1"><text:bookmark-start text:name="__RefHeading___Toc41_2323599913"/><text:soft-page-break/>Section 2: Fundamentals of Security<text:bookmark-end text:name="__RefHeading___Toc41_2323599913"/></text:h>
      <text:list text:style-name="L1">
        <text:list-item>
          <text:p text:style-name="P6">Security and Usability will always conflict with one another. Too much security = minimal usability, too much freedom = bad security. Need to find a middle ground.</text:p>
        </text:list-item>
        <text:list-item>
          <text:p text:style-name="P6">Information Security – act of protecting data and info from unauthorized access, modification/disruption, disclosure, corruption, or desctruction</text:p>
          <text:list>
            <text:list-item>
              <text:p text:style-name="P6">Information Systems Security – protecting the systems that hold and process critical data</text:p>
            </text:list-item>
          </text:list>
        </text:list-item>
        <text:list-item>
          <text:p text:style-name="P7">CIA</text:p>
          <text:list>
            <text:list-item>
              <text:p text:style-name="P7">Confidentiality – info is only accessible to those w/ appropriate auth</text:p>
            </text:list-item>
            <text:list-item>
              <text:p text:style-name="P7">Integrity – ensures data remains accurate and unaltered</text:p>
            </text:list-item>
            <text:list-item>
              <text:p text:style-name="P7">Availability – ensures info and resources are accessible and functional</text:p>
            </text:list-item>
          </text:list>
        </text:list-item>
        <text:list-item>
          <text:p text:style-name="P7">Non-repudiation – guaranteeing that a specific action or event has taken place and cannot be denied by the parties involved (think digital signatures)</text:p>
        </text:list-item>
        <text:list-item>
          <text:p text:style-name="P7">AAA of Security</text:p>
          <text:list>
            <text:list-item>
              <text:p text:style-name="P7">Authentication – verifying identity of user or system (username and password)</text:p>
            </text:list-item>
            <text:list-item>
              <text:p text:style-name="P7">Authorization – what actions or resources an authorized user can perform (rwx)</text:p>
            </text:list-item>
            <text:list-item>
              <text:p text:style-name="P7">Accounting – tracking user activities and resource usage (logging)</text:p>
            </text:list-item>
          </text:list>
        </text:list-item>
        <text:list-item>
          <text:p text:style-name="P7">Security Controls – measures or mechanisms put in place to mitigate risks and protect the CIA of info systems and data</text:p>
        </text:list-item>
        <text:list-item>
          <text:p text:style-name="P8">Zero Trust – security model based on the principle that no one, whether inside our outside of the organization, should be trusted by default</text:p>
        </text:list-item>
        <text:list-item>
          <text:p text:style-name="P8">Control Plane – consists of the adaptive identity, threat scope reduction, policy-driven access control, and secured zones</text:p>
        </text:list-item>
        <text:list-item>
          <text:p text:style-name="P8">Data Plane – focused on the subject/system, policy administrator, and establishing policy enforcement options</text:p>
        </text:list-item>
        <text:list-item>
          <text:p text:style-name="P9">Threat – anything that could cause harm/damage/compromise to info tech systems</text:p>
        </text:list-item>
        <text:list-item>
          <text:p text:style-name="P9">Vulnerability – weakness in sys design or implementation</text:p>
        </text:list-item>
        <text:list-item>
          <text:p text:style-name="P9">Threat + no vuln = no risk, no threat + vuln = no risk (need both for risk)</text:p>
        </text:list-item>
        <text:list-item>
          <text:p text:style-name="P10">Risk Management – finding different ways to minimize the likelihood of an outcome occuring and achieve the desired outcome (for cysec its focusing on CIA &amp; AAA)</text:p>
        </text:list-item>
        <text:list-item>
          <text:p text:style-name="P10">Confidentiality</text:p>
          <text:list>
            <text:list-item>
              <text:p text:style-name="P10">keeping info secret and safe from prying eyes</text:p>
            </text:list-item>
            <text:list-item>
              <text:p text:style-name="P10">1. Protect personal privacy</text:p>
            </text:list-item>
            <text:list-item>
              <text:p text:style-name="P10">2. Maintain a business advantage – proprietary info</text:p>
            </text:list-item>
            <text:list-item>
              <text:p text:style-name="P10">3. Achieve regulatory compliance (PII, financial data, CII)</text:p>
            </text:list-item>
            <text:list-item>
              <text:p text:style-name="P10">Encryption – convert data into code to prevent unauthroized access (ciphertext)</text:p>
            </text:list-item>
            <text:list-item>
              <text:p text:style-name="P10">Access Controls – ensure only authorized personnel can access data (uname + password, password protected files)</text:p>
            </text:list-item>
            <text:list-item>
              <text:p text:style-name="P10">Data Masking – obscuring data within a database to make it inaccessible for unauthorized users while retaining the real data’s authenticity and use for authorized users (only last 4 digits of credit card num will be seen by employees)</text:p>
            </text:list-item>
            <text:list-item>
              <text:p text:style-name="P10">Physical Security Measures – ensure confidentiality for physical data (locks, biometrics, cameras)</text:p>
            </text:list-item>
            <text:list-item>
              <text:p text:style-name="P10">Training and Awareness – train employees (phishing email training)</text:p>
            </text:list-item>
            <text:list-item>
              <text:p text:style-name="P10">Confidentiality = encryption </text:p>
            </text:list-item>
          </text:list>
        </text:list-item>
        <text:list-item>
          <text:p text:style-name="P10">Integrity</text:p>
          <text:list>
            <text:list-item>
              <text:p text:style-name="P10">verify accuracy and trustworthiness of data </text:p>
            </text:list-item>
            <text:list-item>
              <text:p text:style-name="P10"><text:soft-page-break/>1. Ensure data accuracy, 2. Maintain Trust, 3. Ensure syetm operability</text:p>
            </text:list-item>
            <text:list-item>
              <text:p text:style-name="P11">Maintaining data integrity ensures decisions are made based on correct info with expected outcomes</text:p>
            </text:list-item>
            <text:list-item>
              <text:p text:style-name="P11">Hashing – convert data into a fixed-size value (if hash changes, data was changed)</text:p>
              <text:list>
                <text:list-item>
                  <text:p text:style-name="P11">digital fingerprint</text:p>
                </text:list-item>
              </text:list>
            </text:list-item>
            <text:list-item>
              <text:p text:style-name="P11">Digital Signatures – use encryption to ensure integrity and authenticity (sign a file, if file is changed, hash will be changed)</text:p>
            </text:list-item>
            <text:list-item>
              <text:p text:style-name="P11">Checksums – verify integrity of data during transimission (download a file and verify the checksums, if they match good if not bad)</text:p>
            </text:list-item>
            <text:list-item>
              <text:p text:style-name="P11">Access controls – only auth’d users can modify data</text:p>
            </text:list-item>
            <text:list-item>
              <text:p text:style-name="P11">Regular audits – review logs and operations to ensure only auth’d changes are being made</text:p>
            </text:list-item>
            <text:list-item>
              <text:p text:style-name="P11">Integrity = hashing</text:p>
            </text:list-item>
          </text:list>
        </text:list-item>
        <text:list-item>
          <text:p text:style-name="P11">Availability</text:p>
          <text:list>
            <text:list-item>
              <text:p text:style-name="P11">system with 99.9% uptime (3 nines), 99.999% (5 nines, golden standard)</text:p>
            </text:list-item>
            <text:list-item>
              <text:p text:style-name="P11">99% uptime = 3.5 days downtime/year, 99.999% uptime = 5.26 mins downtime/year</text:p>
            </text:list-item>
            <text:list-item>
              <text:p text:style-name="P11">1. Ensure business continuity (BCP), 2. Maintain customer trust, 3. Uphold reputation</text:p>
            </text:list-item>
            <text:list-item>
              <text:p text:style-name="P12">Redundancy – duplication of critical components, if one system fails the backup should take over</text:p>
              <text:list>
                <text:list-item>
                  <text:p text:style-name="P12">Server Redundancy – multiple servers in a load balance so if one is overloaded/fails, the other servers can take over</text:p>
                </text:list-item>
                <text:list-item>
                  <text:p text:style-name="P12">Data Redundancy – store data in multiple places (RAID, on prem + cloud)</text:p>
                </text:list-item>
                <text:list-item>
                  <text:p text:style-name="P12">Network Redundancy – if one netowrk path fails, data can travel through another route </text:p>
                </text:list-item>
                <text:list-item>
                  <text:p text:style-name="P12">Power Redundancy – backup power sources </text:p>
                </text:list-item>
              </text:list>
            </text:list-item>
            <text:list-item>
              <text:p text:style-name="P12">Availability = redundancy</text:p>
            </text:list-item>
          </text:list>
        </text:list-item>
        <text:list-item>
          <text:p text:style-name="P12">Non-repudiation</text:p>
          <text:list>
            <text:list-item>
              <text:p text:style-name="P12">undeniable proof in digital transactions</text:p>
            </text:list-item>
            <text:list-item>
              <text:p text:style-name="P12">Digital Signature – hash a particular message or communication to be digitally signed and encrypting the hash digest with the user’s private key using asymmetric encryption</text:p>
            </text:list-item>
            <text:list-item>
              <text:p text:style-name="P12">1. Confirm authenticity of digital transactions, 2. Ensure integrity, 3. Provide accountability</text:p>
            </text:list-item>
            <text:list-item>
              <text:p text:style-name="P12">Non-repudiation = digital signatures</text:p>
            </text:list-item>
          </text:list>
        </text:list-item>
        <text:list-item>
          <text:p text:style-name="P13">Authentication</text:p>
          <text:list>
            <text:list-item>
              <text:p text:style-name="P13">ensures individuals or entities are who they claim to be </text:p>
            </text:list-item>
            <text:list-item>
              <text:p text:style-name="P13">1. Something you know, 2. Something you have, 3. Something you are, 4. Something you do, 5. Somewhere you are (all forms of authentication)</text:p>
            </text:list-item>
            <text:list-item>
              <text:p text:style-name="P13">MFA</text:p>
              <text:list>
                <text:list-item>
                  <text:p text:style-name="P13">users required to provide multiple methods of identification (password + RSA token + favorite porno)</text:p>
                </text:list-item>
              </text:list>
            </text:list-item>
            <text:list-item>
              <text:p text:style-name="P14">Authentication does the following: prevents unauthorized access (no shit), protects user data and privacy, ensure resource validity (integrity)</text:p>
            </text:list-item>
          </text:list>
        </text:list-item>
        <text:list-item>
          <text:p text:style-name="P14">Authorization</text:p>
          <text:list>
            <text:list-item>
              <text:p text:style-name="P14">permissions and privileges granted to already authenticated users (think Active Directory, chmod)</text:p>
            </text:list-item>
            <text:list-item>
              <text:p text:style-name="P14">Role-based, rule-based, attribute-based</text:p>
            </text:list-item>
            <text:list-item>
              <text:p text:style-name="P14">1. Protect sensitive data, 2. maintain system integrity in organizations, create streamlined user experiences</text:p>
            </text:list-item>
          </text:list>
        </text:list-item>
      </text:list>
      <text:p text:style-name="P15"/>
      <text:p text:style-name="P15"/>
      <text:list text:continue-numbering="true" text:style-name="L1">
        <text:list-item>
          <text:p text:style-name="P14"><text:soft-page-break/>Accounting </text:p>
          <text:list>
            <text:list-item>
              <text:p text:style-name="P14">security measure that ensures all user activities are properly tracked and recorded (logging)</text:p>
            </text:list-item>
            <text:list-item>
              <text:p text:style-name="P14">Audit trail – provides a chronological record of all user activities that can be used to trace changes, unauth’d access, or anomalies</text:p>
            </text:list-item>
            <text:list-item>
              <text:p text:style-name="P14">Regulatory Compliance – maintains comprehensive record of user activities</text:p>
            </text:list-item>
            <text:list-item>
              <text:p text:style-name="P14">Foresnic analysis – helps cysec experts understand what happened, how it happened, and how to prevent in future</text:p>
            </text:list-item>
            <text:list-item>
              <text:p text:style-name="P14">Resource optimization – optimize system performance and minimize costs </text:p>
            </text:list-item>
            <text:list-item>
              <text:p text:style-name="P14">User accountability – deterr potential misuse and promote adherence (physical mouse mover instead of a script)</text:p>
            </text:list-item>
            <text:list-item>
              <text:p text:style-name="P14">Syslog servers – aggregates logs from various systems into one central location for further analysis</text:p>
            </text:list-item>
            <text:list-item>
              <text:p text:style-name="P14">Network Analyzers – <text:span text:style-name="T1">W</text:span>ireshark, enough said</text:p>
            </text:list-item>
            <text:list-item>
              <text:p text:style-name="P14">SIEM – real time analysis of security alerts generated by various hardware and software</text:p>
            </text:list-item>
          </text:list>
        </text:list-item>
        <text:list-item>
          <text:p text:style-name="P14">Security Control Categories</text:p>
          <text:list>
            <text:list-item>
              <text:p text:style-name="P16">Technical Controls – technologies, hardware, and software that are implemented to manage and reduce risks (antivirus, firewalls, IDS’s, encryption)</text:p>
            </text:list-item>
            <text:list-item>
              <text:p text:style-name="P16">Managerial Controls – strategic planning and governance side of security (vendor risk assessments baby lfg)</text:p>
            </text:list-item>
            <text:list-item>
              <text:p text:style-name="P16">Operational Controls – procedures and measures designed to protect data on a day-to-day basis and are mainly governed by internal processes and human actions (password change every 90 days)</text:p>
            </text:list-item>
            <text:list-item>
              <text:p text:style-name="P16">Physical Controls – tangible measures taken to protect assets (locks, biometrics, fences, shred documents)</text:p>
            </text:list-item>
          </text:list>
        </text:list-item>
        <text:list-item>
          <text:p text:style-name="P16">Security Control Types</text:p>
          <text:list>
            <text:list-item>
              <text:p text:style-name="P16">Preventative controls – thwart potential security threats before they occur (firewalls)</text:p>
            </text:list-item>
            <text:list-item>
              <text:p text:style-name="P16">Deterrent Controls – discourage attackers by making effort seem less appealing (warning signs – like literal signs)</text:p>
            </text:list-item>
            <text:list-item>
              <text:p text:style-name="P16">Detective Controls – alert orgs to malicious activities as they occur or right after (cameras, alarms, IDS’s)</text:p>
            </text:list-item>
            <text:list-item>
              <text:p text:style-name="P16">Corrective Controls – mitigate any potential damage and restore systems (antivirus can both detect – detective and then remove malware – corrective)</text:p>
            </text:list-item>
            <text:list-item>
              <text:p text:style-name="P16">Compensating Controls – alternative measures that are implemented when primary security controls aren’t feasible or effective (legacy systems can’t support WPA3, so you implement WPA2 and use a VPN)</text:p>
            </text:list-item>
            <text:list-item>
              <text:p text:style-name="P16">Directive Controls – often rooted in documentation and set the standards for behavior (acceptable use policy, job aids)</text:p>
            </text:list-item>
          </text:list>
        </text:list-item>
        <text:list-item>
          <text:p text:style-name="P17">Zero Trust</text:p>
          <text:list>
            <text:list-item>
              <text:p text:style-name="P17">trust nothing and verify everything</text:p>
            </text:list-item>
            <text:list-item>
              <text:p text:style-name="P17">verify ever device, user, and transaction in a network</text:p>
            </text:list-item>
            <text:list-item>
              <text:p text:style-name="P17">Control Plane – overarching framework and set of components responsible for defining, managing, and enforcing the policies related to user and system access</text:p>
              <text:list>
                <text:list-item>
                  <text:p text:style-name="P17">Adaptive identity – real-time validation that takes into account user behavior, device location, etc</text:p>
                </text:list-item>
                <text:list-item>
                  <text:p text:style-name="P17">Threat Scope Reduction – limit the users’ access to only what they need for work</text:p>
                </text:list-item>
                <text:list-item>
                  <text:p text:style-name="P17">Policy-Driven Access Control – developing, managing, and enforcing user access based on roles and responsibilties</text:p>
                </text:list-item>
                <text:list-item>
                  <text:p text:style-name="P17"><text:soft-page-break/>Secured Zones – isolated environments w/in a network designed to house sensitive data</text:p>
                </text:list-item>
              </text:list>
            </text:list-item>
          </text:list>
        </text:list-item>
        <text:list-item>
          <text:p text:style-name="P17">Gap Analysis</text:p>
          <text:list>
            <text:list-item>
              <text:p text:style-name="P17">evaluate differences between an organizations current performance and its desired performance – identify areas where improvements can be made</text:p>
            </text:list-item>
            <text:list-item>
              <text:p text:style-name="P17">Technical Gap Analysis – eval orgs current technical infrastructure and identify areas where it falls short of capability to fully utilize security solutions (sub par data at rest security)</text:p>
            </text:list-item>
            <text:list-item>
              <text:p text:style-name="P17">Business Gap Analysis – eval orgs current business processes and identify where they fall short of capabilties required to fully utilize cloud based solutions (budgeting, forecasting)</text:p>
            </text:list-item>
            <text:list-item>
              <text:p text:style-name="P17">Plan of Action and Milestones (POA&amp;M) wtf – outlines specific measures to address each vuln, allocate resources, and set up timelines for each remediation task that is needed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5:38:14.064609671</meta:creation-date>
    <dc:date>2025-02-04T19:27:52.496129854</dc:date>
    <meta:editing-duration>PT1H37M2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5" meta:paragraph-count="107" meta:word-count="1354" meta:character-count="8898" meta:non-whitespace-character-count="7683"/>
  </office:meta>
</office:document-meta>
</file>